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b4d6" officeooo:paragraph-rsid="000db4d6" style:font-weight-asian="normal" style:font-weight-complex="normal"/>
    </style:style>
    <style:style style:name="P2" style:family="paragraph" style:parent-style-name="Standard">
      <style:text-properties style:font-name="Arial" officeooo:rsid="000db4d6" officeooo:paragraph-rsid="000db4d6"/>
    </style:style>
    <style:style style:name="P3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8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weight="bold" officeooo:rsid="000e9f3f" officeooo:paragraph-rsid="000e9f3f" style:font-weight-asian="bold" style:font-weight-complex="bold"/>
    </style:style>
    <style:style style:name="P10" style:family="paragraph" style:parent-style-name="Standard" style:list-style-name="L3">
      <style:text-properties style:font-name="Arial" fo:font-weight="bold" officeooo:rsid="000e9f3f" officeooo:paragraph-rsid="000e9f3f" style:font-weight-asian="bold" style:font-weight-complex="bold"/>
    </style:style>
    <style:style style:name="P11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P12" style:family="paragraph" style:parent-style-name="Standard" style:list-style-name="L2">
      <style:text-properties officeooo:paragraph-rsid="000e9f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2pt" fo:font-weight="bold" officeooo:rsid="000e9f3f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habriel Nunes (14100829) e Marleson Graf (14100859)</text:p>
      <text:p text:style-name="P2"/>
      <text:p text:style-name="P3">Dependências:</text:p>
      <text:list xml:id="list5674110643323599724" text:style-name="L1">
        <text:list-item>
          <text:p text:style-name="P5">pip3</text:p>
        </text:list-item>
        <text:list-item>
          <text:p text:style-name="P5">numpy</text:p>
        </text:list-item>
        <text:list-item>
          <text:p text:style-name="P5">matplotlib</text:p>
        </text:list-item>
        <text:list-item>
          <text:p text:style-name="P5">pillow</text:p>
        </text:list-item>
        <text:list-item>
          <text:p text:style-name="P5">scipy</text:p>
        </text:list-item>
      </text:list>
      <text:p text:style-name="P6"/>
      <text:p text:style-name="P6">Para instalar os módulos após ter o pip3, executar:</text:p>
      <text:p text:style-name="P6"><text:tab/>pip3 install numpy matplotlib pillow scipy</text:p>
      <text:p text:style-name="P2"/>
      <text:p text:style-name="P3">Instruções para executar:</text:p>
      <text:p text:style-name="P7">TODO</text:p>
      <text:p text:style-name="P7"/>
      <text:p text:style-name="P4">Exemplos de uso:</text:p>
      <text:list xml:id="list8018599026684657017" text:style-name="L2">
        <text:list-item>
          <text:p text:style-name="P12"><text:span text:style-name="T2">generoIris2D:</text:span></text:p>
        </text:list-item>
      </text:list>
      <text:p text:style-name="P8"><text:tab/>python3 -m classify.py IB1 dataset -i datasets/generoIris2D.csv -c 2 -s 50 -o out</text:p>
      <text:p text:style-name="P8"><text:tab/>python3 -m classify.py IB2 dataset -i datasets/generoIris2D.csv -c 2 -s 50 -o out</text:p>
      <text:p text:style-name="P9"><text:span text:style-name="T1"/></text:p>
      <text:list xml:id="list1847672668104506842" text:style-name="L4">
        <text:list-item>
          <text:p text:style-name="P11">espiral simples:</text:p>
        </text:list-item>
      </text:list>
      <text:p text:style-name="P9"><text:span text:style-name="T1"><text:tab/>python3 -m classify IB1 spiral -t single -g 50 -o out</text:span></text:p>
      <text:p text:style-name="P9"><text:span text:style-name="T1"><text:tab/>python3 -m classify IB2 spiral -t single -g 50 -o out</text:span></text:p>
      <text:p text:style-name="P9"><text:span text:style-name="T1"/></text:p>
      <text:list xml:id="list6732486802448115359" text:style-name="L3">
        <text:list-item>
          <text:p text:style-name="P10">espiral dupla:</text:p>
        </text:list-item>
      </text:list>
      <text:p text:style-name="P9"><text:span text:style-name="T1"><text:tab/>python3 -m classify IB1 spiral -t double -g 50 -o out</text:span></text:p>
      <text:p text:style-name="P9"><text:span text:style-name="T1"><text:tab/>python3 -m classify IB2 spiral -t double -g 50 -o out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8T23:49:25.043152130</dc:date>
    <dc:creator>Ghabriel Nunes</dc:creator>
    <meta:editing-duration>PT1H14M26S</meta:editing-duration>
    <meta:editing-cycles>1</meta:editing-cycles>
    <meta:document-statistic meta:table-count="0" meta:image-count="0" meta:object-count="0" meta:page-count="1" meta:paragraph-count="21" meta:word-count="118" meta:character-count="665" meta:non-whitespace-character-count="569"/>
    <meta:generator>LibreOffice/5.0.6.2$Linux_X86_64 LibreOffice_project/00$Build-2</meta:generator>
  </office:meta>
</office:document-meta>
</file>